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df6ad"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6pt" style:text-underline-style="none" fo:font-weight="normal" officeooo:rsid="001df6ad" officeooo:paragraph-rsid="001df6ad" style:font-size-asian="14pt" style:font-weight-asian="normal" style:font-size-complex="16pt" style:font-weight-complex="normal"/>
    </style:style>
    <style:style style:name="P3" style:family="paragraph" style:parent-style-name="Standard">
      <style:paragraph-properties fo:text-align="start" style:justify-single-word="false"/>
      <style:text-properties fo:font-size="16pt" style:text-underline-style="none" fo:font-weight="normal" officeooo:rsid="00213af9" officeooo:paragraph-rsid="00213af9" style:font-size-asian="14pt" style:font-weight-asian="normal" style:font-size-complex="16pt" style:font-weight-complex="normal"/>
    </style:style>
    <style:style style:name="P4" style:family="paragraph" style:parent-style-name="Standard">
      <style:paragraph-properties fo:text-align="start" style:justify-single-word="false"/>
      <style:text-properties fo:font-size="16pt" style:text-underline-style="none" fo:font-weight="normal" officeooo:rsid="00230e47" officeooo:paragraph-rsid="00213af9"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6pt" style:text-underline-style="none" fo:font-weight="normal" officeooo:rsid="0027d943" officeooo:paragraph-rsid="00213af9"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font-size="16pt" style:text-underline-style="none" fo:font-weight="normal" officeooo:rsid="002a5084" officeooo:paragraph-rsid="00213af9"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font-size="16pt" style:text-underline-style="none" fo:font-weight="normal" officeooo:rsid="002cfd21" officeooo:paragraph-rsid="00213af9" style:font-size-asian="14pt" style:font-weight-asian="normal" style:font-size-complex="16pt" style:font-weight-complex="normal"/>
    </style:style>
    <style:style style:name="P8" style:family="paragraph" style:parent-style-name="Standard">
      <style:paragraph-properties fo:text-align="start" style:justify-single-word="false"/>
      <style:text-properties fo:font-size="16pt" style:text-underline-style="none" fo:font-weight="normal" officeooo:rsid="0030312a" officeooo:paragraph-rsid="00213af9"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font-size="16pt" style:text-underline-style="none" fo:font-weight="normal" officeooo:rsid="00355892" officeooo:paragraph-rsid="00213af9"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font-size="16pt" style:text-underline-style="none" fo:font-weight="normal" officeooo:rsid="00355892" officeooo:paragraph-rsid="00390865"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6pt" style:text-underline-style="none" fo:font-weight="normal" officeooo:rsid="00355892" officeooo:paragraph-rsid="003ba27d" style:font-size-asian="14pt" style:font-weight-asian="normal" style:font-size-complex="16pt" style:font-weight-complex="normal"/>
    </style:style>
    <style:style style:name="T1" style:family="text">
      <style:text-properties officeooo:rsid="001f3fc2"/>
    </style:style>
    <style:style style:name="T2" style:family="text">
      <style:text-properties officeooo:rsid="00213af9"/>
    </style:style>
    <style:style style:name="T3" style:family="text">
      <style:text-properties officeooo:rsid="00230e47"/>
    </style:style>
    <style:style style:name="T4" style:family="text">
      <style:text-properties officeooo:rsid="00250c1c"/>
    </style:style>
    <style:style style:name="T5" style:family="text">
      <style:text-properties officeooo:rsid="002634a7"/>
    </style:style>
    <style:style style:name="T6" style:family="text">
      <style:text-properties officeooo:rsid="0027d943"/>
    </style:style>
    <style:style style:name="T7" style:family="text">
      <style:text-properties officeooo:rsid="0028d508"/>
    </style:style>
    <style:style style:name="T8" style:family="text">
      <style:text-properties officeooo:rsid="002a14bd"/>
    </style:style>
    <style:style style:name="T9" style:family="text">
      <style:text-properties officeooo:rsid="002bb5f1"/>
    </style:style>
    <style:style style:name="T10" style:family="text">
      <style:text-properties officeooo:rsid="002d45c3"/>
    </style:style>
    <style:style style:name="T11" style:family="text">
      <style:text-properties officeooo:rsid="002e59e5"/>
    </style:style>
    <style:style style:name="T12" style:family="text">
      <style:text-properties officeooo:rsid="0030312a"/>
    </style:style>
    <style:style style:name="T13" style:family="text">
      <style:text-properties officeooo:rsid="003153ae"/>
    </style:style>
    <style:style style:name="T14" style:family="text">
      <style:text-properties officeooo:rsid="0032b660"/>
    </style:style>
    <style:style style:name="T15" style:family="text">
      <style:text-properties officeooo:rsid="0033b662"/>
    </style:style>
    <style:style style:name="T16" style:family="text">
      <style:text-properties officeooo:rsid="00355892"/>
    </style:style>
    <style:style style:name="T17" style:family="text">
      <style:text-properties officeooo:rsid="00371171"/>
    </style:style>
    <style:style style:name="T18" style:family="text">
      <style:text-properties officeooo:rsid="0037e42c"/>
    </style:style>
    <style:style style:name="T19" style:family="text">
      <style:text-properties officeooo:rsid="00390865"/>
    </style:style>
    <style:style style:name="T20" style:family="text">
      <style:text-properties officeooo:rsid="003a2faa"/>
    </style:style>
    <style:style style:name="T21" style:family="text">
      <style:text-properties officeooo:rsid="003ba27d"/>
    </style:style>
    <style:style style:name="T22" style:family="text">
      <style:text-properties officeooo:rsid="003bb4c0"/>
    </style:style>
    <style:style style:name="T23" style:family="text">
      <style:text-properties officeooo:rsid="003be9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kemon Memories</text:p>
      <text:p text:style-name="P1"/>
      <text:p text:style-name="P2">Raya : après avoir trouvé un allié en garde de fer, doit retrouver Zake en déverrouillant les <text:span text:style-name="T2">4</text:span> verrous gardé par des paradoxes dominants</text:p>
      <text:p text:style-name="P2"/>
      <text:p text:style-name="P2">(intro, dongeon 1, dongeon 2, dongeon 3, <text:span text:style-name="T2">dongeon 4, </text:span>dongeon final)</text:p>
      <text:p text:style-name="P2"/>
      <text:p text:style-name="P2">Mia : <text:span text:style-name="T1">Veut se ré-orienter, entame un voyage initiatique avec sa pote prof pokemon Raya, </text:span><text:span text:style-name="T2">elle découvre petit </text:span><text:span text:style-name="T3">à</text:span><text:span text:style-name="T2"> petit que cette dernière mène en fait une enquête sur Zake</text:span></text:p>
      <text:p text:style-name="P3">(intro (parc), plage, forêt, ville, dongeon final)</text:p>
      <text:p text:style-name="P3"/>
      <text:p text:style-name="P3">Mia vs Raya</text:p>
      <text:p text:style-name="P3"/>
      <text:p text:style-name="P4">liste map</text:p>
      <text:p text:style-name="P4"/>
      <text:p text:style-name="P4">-intro prof (Raya se présente et présente le monde des pokemon)</text:p>
      <text:p text:style-name="P4"/>
      <text:p text:style-name="P4">-labo prof (Mia débarque en trombe, Raya fout dehors les jeune dresseurs à qui elle donne un starter, Mia raconte sa vie)</text:p>
      <text:p text:style-name="P4"/>
      <text:p text:style-name="P4">-ville/parc (Raya emmène Mia dehors, lui demande de récupérer les starters dans le parc, Mia en choisi un, <text:span text:style-name="T4">Raya lui demande de défier les dresseurs du parc, au passage certains pokemons se baladent et Mia peut les obtenir avec des mini quêtes </text:span><text:span text:style-name="T6">(ils ont une attaque en plus ou un talent différent)</text:span><text:span text:style-name="T4">, sinon il y a des hautes herbes, on peut demander à Raya pour savoir quels pokemon sont disponibles, </text:span><text:span text:style-name="T5">on peut parler à Raya pour se soigner,</text:span><text:span text:style-name="T4"> une fois que Mia a battu tout les dresseurs, elle peut se battre contre Raya)</text:span></text:p>
      <text:p text:style-name="P5">pokemon overworld : elekid, voltoutou, wooper, caninos hisui</text:p>
      <text:p text:style-name="P4"/>
      <text:p text:style-name="P4">-<text:span text:style-name="T4">ville en ruine : Raya se réveille dans une rue sombre et vide, un garde de fer la retrouve et souhaite la rejoindre, dans la rue elle rencontre plusieurs sentinelles à sa recherche et doit les vaincre, une fois battu, elle arrive devant un immeuble avec une grande porte avec </text:span><text:span text:style-name="T15">3</text:span><text:span text:style-name="T4"> verrous de couleur, </text:span><text:span text:style-name="T11">devant la porte Emma la défie en duel, Raya ne comprend pas puisqu’elle est censée être son alliée mais Emma lui dit qu’elle paiera sa trahison</text:span></text:p>
      <text:p text:style-name="P4"/>
      <text:p text:style-name="P4"><text:soft-page-break/>-<text:span text:style-name="T5">plage : Raya a rendez-vous avec Zake, elle demande à Mia de collecter des échantillons </text:span><text:span text:style-name="T8">de coquillages, lorsqu’elle revient les voir Zake parle mal à Raya, Mia s’énerve et défie un Zake amusé</text:span></text:p>
      <text:p text:style-name="P5">pokemon overworld : staryu, poussacha, chochodile, <text:span text:style-name="T7">kilowattrel</text:span></text:p>
      <text:p text:style-name="P5"/>
      <text:p text:style-name="P6">-superordinateur : Raya arrive devant un superordinateur alimenté par un roue de fer, elle doit le désactiver en résolvant des équations/questions de science (ou affronter des sentinelles si elle donne la mauvaise réponse), garde de fer la taunt si elle donne des mauvaises réponses, après 3 questions/combats, elle affronte le roue de fer qui n’a plus de raison de vivre, à la fin du combat, roue de fer la rejoint</text:p>
      <text:p text:style-name="P6"/>
      <text:p text:style-name="P6">-<text:span text:style-name="T9">montagne : </text:span><text:span text:style-name="T10">Raya et Mia viennent d’arriver au sommet d’une montagne, Raya commence à mettre en place le campement alors qu’elle demande à Mia de placer des capteurs un peu partout, après que ce soit fait, elles ont une discussion au coin du feu où elles exposent leurs visions de la vie et parlent du passé, </text:span><text:span text:style-name="T23">combat avec Raya</text:span></text:p>
      <text:p text:style-name="P7">pokemon overworld : fouinar coloforce, grayena, une eeveelution, beedrill</text:p>
      <text:p text:style-name="P7"/>
      <text:p text:style-name="P7">-<text:span text:style-name="T10">fournaise : un mite de fer alimente une fournaise mais un hotte de fer s’amuse tout autour et l’empêche de travailler, Raya doit trouver le hotte de fer 3 fois, après l’avoir trouver 3 fois, elle doit choisir d’affronter l’un ou l’autre, les 2 la rejoignent après </text:span><text:span text:style-name="T11">pour se liguer contre Emma qui veut l’attraper</text:span></text:p>
      <text:p text:style-name="P7"/>
      <text:p text:style-name="P7">-<text:span text:style-name="T12">forêt : </text:span><text:span text:style-name="T13">Raya et Mia étudient des ruines dans la forêt, Mia doit résoudre des Puzzles en pierre </text:span><text:span text:style-name="T14">pour ouvrir une porte, chacun de ces puzzles révèlent des inscriptions décrivant l’histoire d’une civilisation qui s’est éteinte, après avoir tout découvert, Raya explique que Zake est à la tête d’une entreprise pétrolière qui dernièrement a extrait massivement des minéraux sans raisons apparentes, bouleversant ainsi les écosystèmes. Raya soupçonne que Nexus veuillent développer de nouvelles armes pour le</text:span><text:span text:style-name="T18">s gouvernements étrangers, elle mentionne qu’elle a collaboré avec la police internationale pour essayer de les faire tomber</text:span></text:p>
      <text:p text:style-name="P8">pokemon overworld : ceruledge, decidueye, greninja, garchomp, magireve (spectre/fée à 120 dans tout le spécial) <text:span text:style-name="T13">(sada du passé l’a trouvé et l’étudie pour ses propriétés proche de sa contrepartie préhistorique, combat contre sada après)</text:span></text:p>
      <text:p text:style-name="P8"/>
      <text:p text:style-name="P8"><text:soft-page-break/></text:p>
      <text:p text:style-name="P4">-<text:span text:style-name="T16">maisons en ruine : Raya trouve des têtes de trioxhydre qui lui demande ce qui a motive, à chaque fois elle « ment » et doit combattre (la curiosité, la justice, la vérité, la haine), le trioxhydre lui dit que leur deux espèces sont éteintes et qu’ils en sont tout les 2 les derniers survivants, elle doit le combattre pour lui montrer </text:span><text:span text:style-name="T17">s</text:span><text:span text:style-name="T16">a haine</text:span></text:p>
      <text:p text:style-name="P4"/>
      <text:p text:style-name="P4">-<text:span text:style-name="T16">ville : </text:span><text:span text:style-name="T18">Mia arrive à la fin de son stage, Raya lui donne son salaire, Raya se rend dans le siège de Nexus, Mia se dit qu’elle va lui acheter un cadeau au centre commercial, lorsqu’elle revient au siège de Nexus, elle se fait arrêter par des gardes qu’elle doit combattre, elle se fait quand même sortir mais elle retrouve Emma qui l’invite à s’infiltrer avec elle</text:span></text:p>
      <text:p text:style-name="P9">pokemon overworld : blissey, g<text:span text:style-name="T17">h</text:span>ol<text:span text:style-name="T17">d</text:span>engo, glimmora, <text:span text:style-name="T17">meloetta</text:span></text:p>
      <text:p text:style-name="P9"/>
      <text:p text:style-name="P10">-<text:span text:style-name="T18">tour Nexus en ruine : Raya doit monter les étages et affronter des sentinelles de plus en plus puissantes, à un étage elle affronte Emma qui l’accuse de lui avoir menti depuis le début, elle lui demande si elle compte s’arrêter à cette ville, Raya la tue</text:span></text:p>
      <text:p text:style-name="P10"/>
      <text:p text:style-name="P10">-<text:span text:style-name="T19">tour Nexus : Mia et Emma s’infiltre et affronte des agents de Nexu</text:span><text:span text:style-name="T20">s, elles doivent trouver les clés pour accéder aux sous-sols de nexus, dans les labos du sous-sol on trouve des écrits qui laissent entendre qu’il est possible de créer une simulation où l’on peut matérialiser la conscience, elles trouvent Nikolai </text:span><text:span text:style-name="T21">(plus vieux)</text:span><text:span text:style-name="T20">, dans la discussion on comprend le projet de Zake, Mia l’affronte pendant qu’Emma s’infiltre dans la simulation, Mia s’infiltre dans la simulation</text:span></text:p>
      <text:p text:style-name="P10"/>
      <text:p text:style-name="P10"><text:span text:style-name="T18">-</text:span><text:span text:style-name="T19">bureau de Zake :</text:span><text:span text:style-name="T18"> </text:span><text:span text:style-name="T20">Raya</text:span><text:span text:style-name="T19"> retrouve Zake, lore dump où on comprend que Zake a construit une simulation où les ultra riches pourront survivre à l’abri du réchauffement climatique avec leurs pokemon, qu’il pense que c’est trop tard pour stopper quoique ce soit, que Raya a infiltré un virus pour que les pokemon deviennent des paradoxes et détruisent tous sur leur passage, qu’elle vient d’Alola où la plupart des habitants sont morts à cause des incendies, elle affronte Zake et le tue, elle récupère son Miraidon, </text:span><text:span text:style-name="T20">elle ouvre une brèche</text:span></text:p>
      <text:p text:style-name="P10"/>
      <text:p text:style-name="P11">-<text:span text:style-name="T20">Mémoire du monde : Mia dans un espace vide, </text:span><text:span text:style-name="T21">elle doit trouver les 3 cré, et à chaque combat gagné voit un flashback (un de Raya où on la voit enfant avec son père, doyen, inquiet du futur des îles ; un durant son tour </text:span><text:soft-page-break/><text:span text:style-name="T21">des îles où elle affronte son père qui lui demande de garder espoir en l’avenir ; un où l’on voit les incendies ravageant sa maison et sa famille), Mia rentre dans la brèche, elle retrouve Raya qui explique ce qu’est la mémoire du monde et son intention de la détruire, dialogue philosophique avec les 2 points de vu qui se confronte, combat entre Raya et Mia</text:span></text:p>
      <text:p text:style-name="P11"><text:span text:style-name="T21">→ si Raya gagne : elle tue Mia avec regret, elle s’adresse à l’ensemble de l’humanité alors qu’elle fait tout exploser </text:span><text:span text:style-name="T22">en sur boostant son Miraidon</text:span><text:span text:style-name="T21">, générique avec bip d’hopitale</text:span></text:p>
      <text:p text:style-name="P11"><text:span text:style-name="T21">→ si Mia gagne : convint raya qu’il y a de l’espoir et des choses à sauver, qu’elles ne peuvent pas en finir sans avoir essayé, </text:span><text:span text:style-name="T22">Raya explique qu’elles peuvent essayer d’éveiller les consciences en forçant les souvenirs à se mélanger pour que tout le monde se comprennent, mais que le système va résister et qu’elles peuvent y laisser leur peau, combat en 2 phases contre humanity (si défaite elles meurent et fin douce amère disant qu’elles auront fait de leur mieux, si elles gagnent elles actionnent le processus et font un discours d’espoir à l’humanité</text:span></text:p>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29T19:45:43.247000000</meta:creation-date>
    <dc:date>2025-09-07T19:03:34.016000000</dc:date>
    <meta:editing-duration>P5DT2H53M13S</meta:editing-duration>
    <meta:editing-cycles>2</meta:editing-cycles>
    <meta:generator>LibreOffice/7.2.1.2$Windows_X86_64 LibreOffice_project/87b77fad49947c1441b67c559c339af8f3517e22</meta:generator>
    <meta:document-statistic meta:table-count="0" meta:image-count="0" meta:object-count="0" meta:page-count="4" meta:paragraph-count="29" meta:word-count="1241" meta:character-count="7234" meta:non-whitespace-character-count="6022"/>
  </office:meta>
</office:document-meta>
</file>